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Geist" svg:font-family="Geist, 'Geist Fallback', system-ui, apple-system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1">
      <style:paragraph-properties fo:margin-left="0in" fo:margin-right="0in" fo:margin-top="0in" fo:margin-bottom="0.1665in" style:contextual-spacing="false" fo:text-indent="0in" style:auto-text-indent="false" fo:padding="0.0193in" fo:border="0.06pt solid #e5e7eb"/>
      <style:text-properties fo:font-size="36pt" fo:font-weight="bold"/>
    </style:style>
    <style:style style:name="P2" style:family="paragraph" style:parent-style-name="Text_20_body">
      <style:paragraph-properties fo:margin-left="0in" fo:margin-right="0in" fo:margin-top="0in" fo:margin-bottom="0.25in" style:contextual-spacing="false" fo:line-height="162%" fo:text-indent="0in" style:auto-text-indent="false" fo:padding="0.0193in" fo:border="0.06pt solid #e5e7eb"/>
      <style:text-properties fo:font-size="15pt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42%" fo:orphans="2" fo:widows="2" fo:text-indent="0in" style:auto-text-indent="false"/>
      <style:text-properties fo:font-variant="normal" fo:text-transform="none" style:font-name="Geist" fo:font-size="10.5pt" fo:letter-spacing="normal" fo:font-style="normal" fo:font-weight="normal" loext:padding="0.0193in" loext:border="0.06pt solid #e5e7eb"/>
    </style:style>
    <style:style style:name="P4" style:family="paragraph" style:parent-style-name="Heading_20_2">
      <style:text-properties fo:font-size="18pt" fo:font-weight="bold"/>
    </style:style>
    <style:style style:name="P5" style:family="paragraph" style:parent-style-name="Text_20_body">
      <style:paragraph-properties fo:margin-left="0in" fo:margin-right="0in" fo:margin-top="0in" fo:margin-bottom="0.1665in" style:contextual-spacing="false" fo:text-indent="0in" style:auto-text-indent="false" fo:padding="0.0193in" fo:border="0.06pt solid #e5e7eb"/>
    </style:style>
    <style:style style:name="P6" style:family="paragraph" style:parent-style-name="Heading_20_2">
      <style:paragraph-properties fo:margin-left="0in" fo:margin-right="0in" fo:margin-top="0in" fo:margin-bottom="0.1665in" style:contextual-spacing="false" fo:line-height="133%" fo:text-indent="0in" style:auto-text-indent="false" fo:padding="0.0193in" fo:border="0.06pt solid #e5e7eb"/>
      <style:text-properties fo:font-size="18pt" fo:font-weight="bold"/>
    </style:style>
    <style:style style:name="P7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.0193in" fo:border="0.06pt solid #e5e7eb"/>
      <style:text-properties loext:padding="0.0193in" loext:border="0.06pt solid #e5e7eb"/>
    </style:style>
    <style:style style:name="P8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 fo:padding="0.0193in" fo:border="0.06pt solid #e5e7eb"/>
      <style:text-properties loext:padding="0.0193in" loext:border="0.06pt solid #e5e7eb"/>
    </style:style>
    <style:style style:name="P9" style:family="paragraph" style:parent-style-name="Text_20_body" style:list-style-name="L3">
      <style:paragraph-properties fo:margin-left="0in" fo:margin-right="0in" fo:margin-top="0in" fo:margin-bottom="0in" style:contextual-spacing="false" fo:text-indent="0in" style:auto-text-indent="false" fo:padding="0.0193in" fo:border="0.06pt solid #e5e7eb"/>
      <style:text-properties loext:padding="0.0193in" loext:border="0.06pt solid #e5e7eb"/>
    </style:style>
    <style:style style:name="P10" style:family="paragraph" style:parent-style-name="Text_20_body" style:list-style-name="L4">
      <style:paragraph-properties fo:margin-left="0in" fo:margin-right="0in" fo:margin-top="0in" fo:margin-bottom="0in" style:contextual-spacing="false" fo:text-indent="0in" style:auto-text-indent="false" fo:padding="0.0193in" fo:border="0.06pt solid #e5e7eb"/>
      <style:text-properties loext:padding="0.0193in" loext:border="0.06pt solid #e5e7eb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I Transparency and User Notice Policy</text:h>
      <text:p text:style-name="P2">Specifies when and how users are informed about AI involvement.</text:p>
      <text:p text:style-name="P3">Owner: Product Lead</text:p>
      <text:p text:style-name="Standard"/>
      <text:p text:style-name="Standard"/>
      <text:h text:style-name="P4" text:outline-level="2">Purpose</text:h>
      <text:p text:style-name="P5">Provide clear, consistent user disclosures about AI usage, explainability options, and human oversight so customers can make informed decisions.</text:p>
      <text:h text:style-name="P6" text:outline-level="2">Scope</text:h>
      <text:p text:style-name="P5">Applies to any interface where users interact with AI-generated outputs or where AI influences decisions affecting individuals (e.g., recommendations, risk scores, HR tools).</text:p>
      <text:list text:style-name="L1">
        <text:list-item>
          <text:p text:style-name="P7">Chatbots, virtual assistants, and conversational agents</text:p>
        </text:list-item>
        <text:list-item>
          <text:p text:style-name="P7">Automated decision notices (loans, hiring, support)</text:p>
        </text:list-item>
        <text:list-item>
          <text:p text:style-name="P7">Content generation (emails, marketing copy) visible to customers</text:p>
        </text:list-item>
      </text:list>
      <text:h text:style-name="P6" text:outline-level="2">Definitions</text:h>
      <text:list text:style-name="L2">
        <text:list-item>
          <text:p text:style-name="P8">Transparency Notice: User-facing message disclosing AI involvement, limitations, and escalation channels.</text:p>
        </text:list-item>
        <text:list-item>
          <text:p text:style-name="P8">Explainability Summary: Plain-language description of factors influencing automated decisions.</text:p>
        </text:list-item>
        <text:list-item>
          <text:p text:style-name="P8">Human-in-the-loop: Mechanism allowing users to request human review.</text:p>
        </text:list-item>
      </text:list>
      <text:h text:style-name="P6" text:outline-level="2">Policy</text:h>
      <text:p text:style-name="P5">All applicable interfaces must display transparency notices at first interaction and provide access to explainability summaries or human review processes as required by law or internal policy.</text:p>
      <text:h text:style-name="P6" text:outline-level="2">Roles and Responsibilities</text:h>
      <text:p text:style-name="P5">Product Lead ensures transparency is built into UX. Legal/Compliance review notices for regulatory accuracy. Responsible AI defines minimum disclosure content. Support teams manage escalation workflows.</text:p>
      <text:h text:style-name="P6" text:outline-level="2"><text:soft-page-break/>Procedures</text:h>
      <text:p text:style-name="P5">Transparency implementation includes:</text:p>
      <text:list text:style-name="L3">
        <text:list-item>
          <text:p text:style-name="P9">Identify touchpoints where AI outputs affect users.</text:p>
        </text:list-item>
        <text:list-item>
          <text:p text:style-name="P9">Select appropriate notice templates (inline banner, modal, tooltip).</text:p>
        </text:list-item>
        <text:list-item>
          <text:p text:style-name="P9">Provide explainability summary or factors used in automated decisions.</text:p>
        </text:list-item>
        <text:list-item>
          <text:p text:style-name="P9">Offer contact channel for human review or appeal.</text:p>
        </text:list-item>
        <text:list-item>
          <text:p text:style-name="P9">Log disclosure acceptance where regulations require evidence.</text:p>
        </text:list-item>
        <text:list-item>
          <text:p text:style-name="P9">Reassess notices whenever model behaviour changes materially.</text:p>
        </text:list-item>
      </text:list>
      <text:h text:style-name="P6" text:outline-level="2">Exceptions</text:h>
      <text:p text:style-name="P5">Low-risk internal tools with no external user impact may be exempt with Responsible AI approval, but must document rationale.</text:p>
      <text:h text:style-name="P6" text:outline-level="2">Review Cadence</text:h>
      <text:p text:style-name="P5">Transparency notices reviewed semi-annually and after regulatory updates to ensure accuracy.</text:p>
      <text:h text:style-name="P6" text:outline-level="2">References</text:h>
      <text:list text:style-name="L4">
        <text:list-item>
          <text:p text:style-name="P10">EU AI Act Article 52 (Transparency obligations)</text:p>
        </text:list-item>
        <text:list-item>
          <text:p text:style-name="P10">GDPR Articles 13-15 (Information to data subjects)</text:p>
        </text:list-item>
        <text:list-item>
          <text:p text:style-name="P10">Internal documents: Transparency Notice Library, Explainability Playbook, Escalation SOP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Geist" svg:font-family="Geist, 'Geist Fallback', system-ui, apple-system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30T22:19:43.320825000</meta:creation-date>
    <dc:date>2026-01-30T22:20:27.789140000</dc:date>
    <meta:editing-duration>PT44S</meta:editing-duration>
    <meta:editing-cycles>1</meta:editing-cycles>
    <meta:document-statistic meta:table-count="0" meta:image-count="0" meta:object-count="0" meta:page-count="2" meta:paragraph-count="34" meta:word-count="290" meta:character-count="2182" meta:non-whitespace-character-count="1941"/>
    <meta:generator>LibreOffice/25.2.7.2$MacOSX_AARCH64 LibreOffice_project/5cbfd1ab6520636bb5f7b99185aa69bd7456825d</meta:generator>
  </office:meta>
</office:document-meta>
</file>